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erif" fo:font-size="22pt" fo:font-weight="bold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itstream Vera Serif" fo:font-size="22pt" fo:font-weight="bold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Bitstream Vera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Bitstream Vera Serif" fo:font-size="12pt" fo:font-style="normal" style:font-size-asian="10.5pt" style:font-style-asian="normal" style:font-size-complex="12pt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Bitstream Vera Sans Mono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Bitstream Vera Sans Mono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Bitstream Vera Sans Mono1" fo:font-weight="normal" style:font-size-asian="10.5pt" style:font-weight-asian="normal" style:font-weight-complex="normal"/>
    </style:style>
    <style:style style:name="T18" style:family="text">
      <style:text-properties style:text-position="sub 58%" style:font-name="Bitstream Vera Sans Mono1" fo:font-weight="normal" style:font-size-asian="10.5pt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oom Modes</text:p>
      <text:p text:style-name="P2"/>
      <text:p text:style-name="P3">Zoom Modes for Cartesian plots:<text:line-break/></text:p>
      <text:p text:style-name="P8">For 2.0, there should be very minor changes from 1.4, except that the separate X zoom and Y zoom modes will be eliminated. <text:s/>They will still be accessible via the keyboard modifiers.</text:p>
      <text:p text:style-name="P8"/>
      <text:p text:style-name="P7">Zoom modes are determined separately for the X and Y axis. <text:s/>This document will describe the Y axis behavior. <text:s/>The X axis behavior is analogous.</text:p>
      <text:p text:style-name="P7"/>
      <text:p text:style-name="P7">Some modes set the zoom based on plot's contents. <text:s/>All curve type objects (curves, images) have an 'ignoreAutoScale' property. <text:s/>If this is set, the curve is not used in the calculation.</text:p>
      <text:p text:style-name="P7"/>
      <text:p text:style-name="P6">Modes are:</text:p>
      <text:list text:style-name="L1">
        <text:list-item>
          <text:p text:style-name="P14">Auto: <text:span text:style-name="T1">The limits of the plot go from the minimum Y value of any active curve object (curve or image) in the plot to the maximum Y value of any active curve object in the plot. <text:s/>If there are no active curves, or if min==max, then the range will be from -0.1 to 0.1. <text:s/>If the plot is in log mode, the lower extend of the plot will be the minimum Y value larger than zero. <text:s/></text:span></text:p>
        </text:list-item>
      </text:list>
      <text:p text:style-name="P7"/>
      <text:list text:style-name="L1">
        <text:list-item text:start-value="1">
          <text:p text:style-name="P14">AutoBorder:<text:span text:style-name="T1"> Auto mode, plus a 2.5% border on top and bottom.</text:span></text:p>
        </text:list-item>
      </text:list>
      <text:p text:style-name="P7"/>
      <text:list text:style-name="L1">
        <text:list-item text:start-value="1">
          <text:p text:style-name="P14">Expression: <text:span text:style-name="T1">The limits are given by scalar equations (which would normally be two constants). <text:s/>A mouse zoom sets this mode.<text:line-break/></text:span></text:p>
        </text:list-item>
        <text:list-item>
          <text:p text:style-name="P14">Spike Insensitive:<text:span text:style-name="T1"> Auto mode, but with an algorithm to reject spikes. <text:s/>The algorithm is TBD, but needs to be very fast.<text:line-break/></text:span></text:p>
        </text:list-item>
        <text:list-item>
          <text:p text:style-name="P14">Mean Centered:<text:span text:style-name="T1"> The range is given by an expression, but the center of the plot is the mean of all active curves in the plot. <text:s/></text:span></text:p>
        </text:list-item>
      </text:list>
      <text:p text:style-name="P7"/>
      <text:p text:style-name="P6">Changing zoom:</text:p>
      <text:p text:style-name="P6">Keyboard and RMB: <text:span text:style-name="T1">When in </text:span><text:span text:style-name="T3">Zoom Mode</text:span><text:span text:style-name="T1"> (rather than </text:span><text:span text:style-name="T3">Layout Mode</text:span><text:span text:style-name="T1">) the following rmb options, with corresponding keyboard accelerators change the zoom:</text:span></text:p>
      <text:p text:style-name="P7"/>
      <text:p text:style-name="P6"><text:span text:style-name="T1"><text:tab/></text:span><text:span text:style-name="T2">M: </text:span><text:span text:style-name="T3">Maximum:</text:span><text:span text:style-name="T1"> X axis zoom to Auto, Y axis zoom to AutoBorder.</text:span></text:p>
      <text:p text:style-name="P6"><text:span text:style-name="T1"><text:tab/></text:span><text:span text:style-name="T2">S:</text:span><text:span text:style-name="T1"> </text:span><text:span text:style-name="T3">Spike Insensitive</text:span><text:span text:style-name="T1">: X axis zoom to Auto, Y axis zoom to SpikeInsensitive.</text:span></text:p>
      <text:p text:style-name="P6"><text:span text:style-name="T1"><text:tab/></text:span><text:span text:style-name="T2">A</text:span><text:span text:style-name="T1">: </text:span><text:span text:style-name="T3">Mean Centered</text:span><text:span text:style-name="T1">: X azis zoom to Auto, Y axis zoom to Mean Centered</text:span></text:p>
      <text:p text:style-name="P6"><text:span text:style-name="T1"><text:tab/></text:span><text:span text:style-name="T2">ctrl-M: </text:span><text:span text:style-name="T3">X Zoom Maximum</text:span><text:span text:style-name="T1">: X axis zoom to auto, Y zoom not changed.</text:span></text:p>
      <text:p text:style-name="P6"><text:span text:style-name="T1"><text:tab/></text:span><text:span text:style-name="T2">shift-right: </text:span><text:span text:style-name="T3">X Zoom Out</text:span><text:span text:style-name="T1">: X axis zoom changed to fixed and increased: <text:s text:c="4"/></text:span></text:p>
      <text:p text:style-name="P6"><text:span text:style-name="T7"><text:tab/><text:tab/></text:span><text:span text:style-name="T14">new_xmin = xmin - (xmax - xmin)*0.25;</text:span></text:p>
      <text:p text:style-name="P12"><text:tab/><text:tab/>new_xmax = xmax + (xmax – xmin)*0.25;</text:p>
      <text:p text:style-name="P12"/>
      <text:p text:style-name="P6"><text:span text:style-name="T2"><text:tab/>shift-left: </text:span><text:span text:style-name="T6">X Zoom In</text:span><text:span text:style-name="T7">: X axis zoom changed to fixed and decreased:</text:span></text:p>
      <text:p text:style-name="P12"><text:tab/><text:tab/>new_xmin = xmin + (xmax - xmin)*0.1666666;</text:p>
      <text:p text:style-name="P12"><text:s text:c="4"/><text:tab/><text:tab/>new_xmax = xmax - (xmax – xmin)*0.1666666;</text:p>
      <text:p text:style-name="P12"/>
      <text:p text:style-name="P6"><text:tab/><text:span text:style-name="T2">N: </text:span><text:span text:style-name="T3">Normalize X axis to Y axis: </text:span><text:span text:style-name="T12">Given the current plot aspect ratio, change the X axis range to have the same units per mm as the Y axis range. <text:s/>Particularly useful for images.</text:span></text:p>
      <text:p text:style-name="P6"><text:span text:style-name="T12"><text:tab/></text:span><text:span text:style-name="T13">shift-M: </text:span><text:span text:style-name="T3">Y Zoom Maximum. <text:s/></text:span><text:span text:style-name="T12">Y</text:span><text:span text:style-name="T8"> axis zoom to auto, X zoom not changed.</text:span></text:p>
      <text:p text:style-name="P6"><text:span text:style-name="T12"><text:tab/></text:span><text:span text:style-name="T13">shift-L: </text:span><text:span text:style-name="T3">Local Y zoom maximum</text:span><text:span text:style-name="T12">: When zoomed in in X, auto zoom Y, only counting points within the current X range. (eg, curve goes from x=0 to 100, but we are zoomed in to x = 30 to 40. <text:s/>Adjust Y zoom to include all points with x values between 30 and 40.</text:span></text:p>
      <text:p text:style-name="P6"><text:span text:style-name="T12"><text:tab/></text:span><text:span text:style-name="T13">shift-Up:</text:span><text:span text:style-name="T12"> </text:span><text:span text:style-name="T3">Y</text:span><text:span text:style-name="T6"> Zoom Out</text:span><text:span text:style-name="T8">: Y axis zoom increased. <text:s/>If the Y zoom mode is not </text:span><text:span text:style-name="T6">Mean Centered</text:span><text:span text:style-name="T8">, change to </text:span><text:span text:style-name="T6">Fixed </text:span><text:span text:style-name="T8">(</text:span><text:span text:style-name="T6">expression</text:span><text:span text:style-name="T8">).</text:span></text:p>
      <text:p text:style-name="P6"><text:span text:style-name="T8"><text:tab/><text:tab/></text:span><text:span text:style-name="T15">new_ymin = ymin - (ymax - ymin)*0.25;</text:span></text:p>
      <text:p text:style-name="P13"><text:tab/><text:tab/>new_ymax = ymax + (ymax - ymin)*0.25;</text:p>
      <text:p text:style-name="P13"/>
      <text:p text:style-name="P6"><text:span text:style-name="T12"><text:tab/></text:span><text:span text:style-name="T13">shift-Down:</text:span><text:span text:style-name="T12"> </text:span><text:span text:style-name="T3">Y</text:span><text:span text:style-name="T6"> Zoom In</text:span><text:span text:style-name="T8">: Y axis zoom decreased. <text:s/>If the Y zoom mode is not </text:span><text:span text:style-name="T6">Mean Centered</text:span><text:span text:style-name="T8">, change to </text:span><text:span text:style-name="T6">Fixed </text:span><text:span text:style-name="T8">(</text:span><text:span text:style-name="T6">expression</text:span><text:span text:style-name="T8">).</text:span></text:p>
      <text:p text:style-name="P6"><text:span text:style-name="T8"><text:tab/><text:tab/></text:span><text:span text:style-name="T15">new_ymin = ymin + (ymax - ymin)*0.1666666;</text:span></text:p>
      <text:p text:style-name="P13"><text:tab/><text:tab/>new_ymax = ymax - (ymax – ymin)*0.1666666;</text:p>
      <text:p text:style-name="P13"/>
      <text:p text:style-name="P11"><text:span text:style-name="T16"><text:tab/></text:span><text:span text:style-name="T9">shift-N:</text:span><text:span text:style-name="T8"> </text:span><text:span text:style-name="T6">Normalize Y axis to X axis: </text:span><text:span text:style-name="T8">Given the current plot aspect ratio, change the Y axis range to have the same units per mm as the X axis range. <text:s/>Particularly useful for images.</text:span></text:p>
      <text:p text:style-name="P9"/>
      <text:p text:style-name="P9"><text:tab/><text:span text:style-name="T2">L:</text:span><text:span text:style-name="T1"> </text:span><text:span text:style-name="T3">Y Log mode</text:span><text:span text:style-name="T12">: toggle log Y axis<text:line-break/></text:span></text:p>
      <text:p text:style-name="P9"><text:span text:style-name="T12"><text:tab/></text:span><text:span text:style-name="T13">G:</text:span><text:span text:style-name="T12"> </text:span><text:span text:style-name="T3">X</text:span><text:span text:style-name="T12"> </text:span><text:span text:style-name="T3">Log mode</text:span><text:span text:style-name="T12">: toggle log X axis</text:span></text:p>
      <text:p text:style-name="P9"/>
      <text:p text:style-name="P4">Tied Zoom:</text:p>
      <text:list text:style-name="L2">
        <text:list-item>
          <text:p text:style-name="P19">Plots can have their zooms tied to other plots. </text:p>
        </text:list-item>
        <text:list-item>
          <text:p text:style-name="P19">Zooms are Tied by a selection box in the top right of each plot. <text:s/>The zooms of all plots with the selection box checked are tied at the next change. <text:s/>All others are not.</text:p>
        </text:list-item>
        <text:list-item>
          <text:p text:style-name="P19">When the zoom or zoom mode of any Tied plot is changed, all other tied zoom plots change their zoom or zoom mode to match. <text:s/>If the change explicitly only changes one axis (eg, <text:span text:style-name="T4">X-Zoom Out</text:span><text:span text:style-name="T11">) only the mode of that axis will be changed. <text:s/>So</text:span>: </text:p>
          <text:list>
            <text:list-item>
              <text:p text:style-name="P19">if the mode of the current plot is changed to <text:span text:style-name="T4">fixed (expression) x = -10 to 10, y = -1 to 1</text:span>, all plots tied to it are changed to <text:s/><text:span text:style-name="T6">fixed (expression) x = -10 to 10, y = -1 to 1.</text:span></text:p>
            </text:list-item>
            <text:list-item>
              <text:p text:style-name="P23"><text:span text:style-name="T7">If the mode of the current plot is changed to </text:span><text:span text:style-name="T6">Maximum</text:span><text:span text:style-name="T8">, then all plots tied to it are changed to </text:span><text:span text:style-name="T6">Maximum</text:span><text:span text:style-name="T8">. <text:s/>In this case, the zoom of the plots will probably be different.</text:span></text:p>
            </text:list-item>
            <text:list-item>
              <text:p text:style-name="P23"><text:span text:style-name="T8">If the mode of the current plot is changed to </text:span><text:span text:style-name="T6">Mean Centered, dY=20</text:span><text:span text:style-name="T8">, then all plots tied to it will be changed to <text:s/></text:span><text:span text:style-name="T6">Mean Centered, dY=20</text:span><text:span text:style-name="T8">. <text:s/>This is particularly useful for multiple plots with very different offsets, but similar variations.</text:span></text:p>
            </text:list-item>
            <text:list-item>
              <text:p text:style-name="P23">If the Y zoom range is changed with the mouse, all tied plots will have their Y zoom ranges changed to match, but the X zoom ranges will not be changed.</text:p>
            </text:list-item>
          </text:list>
        </text:list-item>
        <text:list-item>
          <text:p text:style-name="P23">When in zoom mode, there will be a tool bar icon to tie or un-tie all plots. If most plots are tied, clicking the icon will un-tie them all. <text:s/>If most the plots are untied, clicking the icon will tie them all.</text:p>
        </text:list-item>
      </text:list>
      <text:p text:style-name="P9"/>
      <text:p text:style-name="P5">Mouse Zoom:</text:p>
      <text:list text:style-name="L3">
        <text:list-item>
          <text:p text:style-name="P27">When the UI is in Zoom mode (rather than Layout Mode) the mouse is used to change the zoom.</text:p>
        </text:list-item>
      </text:list>
      <text:p text:style-name="P9"/>
      <text:list text:style-name="L3">
        <text:list-item text:start-value="1">
          <text:p text:style-name="P27"><text:span text:style-name="T2">Left button drag:</text:span> draws a rubber-band selection box. <text:s/>At the end of the drag, the plot's zoom is changed to fixed, showing only the selected region.</text:p>
        </text:list-item>
      </text:list>
      <text:p text:style-name="P9"/>
      <text:list text:style-name="L3">
        <text:list-item text:start-value="1">
          <text:p text:style-name="P34">Shift-Left-button drag: <text:span text:style-name="T1">Zooms only in Y. <text:s/>X is left unchanged. <text:s/>The rubber band selection box extends all the way across the plot to indicate this.</text:span></text:p>
        </text:list-item>
      </text:list>
      <text:p text:style-name="P9"/>
      <text:list text:style-name="L3">
        <text:list-item text:start-value="1">
          <text:p text:style-name="P34"><text:span text:style-name="T2">CTRL-Left-button drag</text:span><text:span text:style-name="T1">: Zooms only in X. <text:s/>Y is left unchanged. <text:s/>The rubber band </text:span><text:span text:style-name="T8">selection box </text:span><text:span text:style-name="T1">extends from the top to the bottom of the plot to indicate this.</text:span></text:p>
        </text:list-item>
      </text:list>
      <text:p text:style-name="P9"/>
      <text:list text:style-name="L3">
        <text:list-item text:start-value="1">
          <text:p text:style-name="P34">Shift modified mouse moves: <text:span text:style-name="T1">a horizontal line the width of the plot, through the cursor indicates that shift is pressed, and that a drag will zoom only in Y.</text:span></text:p>
        </text:list-item>
      </text:list>
      <text:p text:style-name="P9"/>
      <text:list text:style-name="L3">
        <text:list-item text:start-value="1">
          <text:p text:style-name="P34"><text:span text:style-name="T2">CTRL modified mouse moves:</text:span><text:span text:style-name="T1"> a vertical line the height of the plot, through the cursor, indicates that ctrl is pressed, and that a drag will zoom only in Y.</text:span></text:p>
        </text:list-item>
      </text:list>
      <text:p text:style-name="P9"/>
      <text:p text:style-name="P5">Mouse position feedback and <text:span text:style-name="T4">Data Snap Mode</text:span>:</text:p>
      <text:p text:style-name="P9">The coordinates of the mouse in plot coordinates are shown on the status bar. <text:s/>In the case of an overlay, the coordinates in the first plot is used. <text:s/>There will be a <text:span text:style-name="T2">DataSnapMode</text:span> toggle on the toolbar which will cause the coordinates of the point nearest to the mouse to be displayed instead. <text:s/>The point will be indicated by a red and black dot. If the mouse is over an image, in data mode, the value of pixel under the mouse will also be shown. <text:s/>NOTE: <text:s/><text:span text:style-name="T4">DataSnapMode</text:span> for curves with lots of points can be computationally intensive: optimizations are required here. <text:s/>A future doc will describe the precise behavior, and suggest optimizations.</text:p>
      <text:p text:style-name="P10">Precision: <text:span text:style-name="T1">With linear axis (not log) the coordinates will be given with 6 significant figures, or as </text:span><text:span text:style-name="T17">log</text:span><text:span text:style-name="T18">10</text:span><text:span text:style-name="T17">((Max + Min)/(Max – Min))+3</text:span><text:span text:style-name="T1"> significant figures, whichever is more. <text:s/>This precision is calculated separately for X, Y and Image Z. <text:s/>The coordinates will be printed with C's %g format (fixed or floating, whichever is shorter, given the precision).</text:span></text:p>
      <text:p text:style-name="P9"/>
      <text:p text:style-name="P10">Zoom history:</text:p>
      <text:list text:style-name="L4">
        <text:list-item>
          <text:p text:style-name="P29">Each plot will keep a zoom history.</text:p>
        </text:list-item>
        <text:list-item>
          <text:p text:style-name="P29">On each zoom mode change, except for a zoom history pop, the complete X &amp; Y zoom state (eg, <text:span text:style-name="T4">AUTO</text:span><text:span text:style-name="T11">, or </text:span><text:span text:style-name="T4">EXPRESSION: X = -10 to 10, Y = -4 to 17 </text:span><text:span text:style-name="T11">) will </text:span>be pushed onto the zoom history. <text:s/></text:p>
        </text:list-item>
        <text:list-item>
          <text:p text:style-name="P29">The <text:span text:style-name="T5">Middle Button</text:span><text:span text:style-name="T13"> </text:span><text:span text:style-name="T12">or </text:span><text:span text:style-name="T5">R</text:span><text:span text:style-name="T12"> will pop to the previous zoom mode.</text:span></text:p>
        </text:list-item>
        <text:list-item>
          <text:p text:style-name="P29">If the zoom of a tied plot is popped, all plots tied to the plot will change to the zoom mode of the plot whose zoom history was popped. <text:s/>Their zooms are not popped; rather the new zoom is pushed into the zoom history.</text:p>
        </text:list-item>
      </text:list>
      <text:p text:style-name="P9"/>
      <text:p text:style-name="P10">Zoom Mode Icons:<text:span text:style-name="T1"> </text:span></text:p>
      <text:p text:style-name="P10"><text:span text:style-name="T1">The following toolbar icons will appear when in zoom mode (replacing the layout mode icons). <text:s/>These icons all appeared in 1.x.</text:span></text:p>
      <text:list text:style-name="L5">
        <text:list-item>
          <text:p text:style-name="P38">Data Snap Mode: <text:span text:style-name="T1">Toggle button whose behavior is described above.</text:span></text:p>
        </text:list-item>
        <text:list-item>
          <text:p text:style-name="P38">Tie Zooms: <text:span text:style-name="T1">A push button whose behavior is described above</text:span></text:p>
        </text:list-item>
      </text:list>
      <text:p text:style-name="P10"><text:span text:style-name="T1">Data manipulation icons: which also appear only in Zoom Mode.</text:span></text:p>
      <text:list text:style-name="L6">
        <text:list-item>
          <text:p text:style-name="P40">Read from end: <text:span text:style-name="T1">Push Button. <text:s/>Change all data source derived primitives (ie, Rvectors) to </text:span><text:span text:style-name="T3">Read from end</text:span><text:span text:style-name="T12"> mode using the current requested frame span.</text:span></text:p>
        </text:list-item>
        <text:list-item>
          <text:p text:style-name="P40"><text:span text:style-name="T11">Pause</text:span><text:span text:style-name="T12">: Toggle Button: pause all updates.</text:span></text:p>
        </text:list-item>
        <text:list-item>
          <text:p text:style-name="P40"><text:span text:style-name="T11">Advance: </text:span><text:span text:style-name="T12">Push button: advance all RVectors by their current requested frame span and change to </text:span><text:span text:style-name="T3">Fixed Frame Range</text:span><text:span text:style-name="T12"> mode. <text:s/>If this would cause data to be read past the end of the file, place into </text:span><text:span text:style-name="T3">read from end mode.</text:span></text:p>
        </text:list-item>
        <text:list-item>
          <text:p text:style-name="P40">Back: <text:span text:style-name="T1">Push Button: Shift all Rvectors back </text:span><text:span text:style-name="T8">by their current requested frame span and change to </text:span><text:span text:style-name="T6">Fixed Frame Range</text:span><text:span text:style-name="T8"> mode. <text:s/>If this would cause data to be read past the beginning of the file, set the requested first frame to 0.</text:span></text:p>
        </text:list-item>
        <text:list-item>
          <text:p text:style-name="P40"><text:span text:style-name="T10">Change Data Range: </text:span><text:span text:style-name="T8">Push button: Bring up the </text:span><text:span text:style-name="T6">change data range</text:span><text:span text:style-name="T8"> dialog.</text:span></text:p>
        </text:list-item>
        <text:list-item>
          <text:p text:style-name="P40"><text:span text:style-name="T10">Change Data File: </text:span><text:span text:style-name="T8">Push button: bring up the </text:span><text:span text:style-name="T6">change data file </text:span><text:span text:style-name="T8">dialog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31T09:24:20</meta:creation-date>
    <dc:date>2007-09-07T12:13:12</dc:date>
    <dc:language>en-US</dc:language>
    <meta:editing-cycles>8</meta:editing-cycles>
    <meta:editing-duration>P2DT20H5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0" meta:word-count="1508" meta:character-count="8149"/>
  </office:meta>
</office:document-meta>
</file>